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5281" officeooo:paragraph-rsid="00115281"/>
    </style:style>
    <style:style style:name="P2" style:family="paragraph" style:parent-style-name="Standard">
      <style:text-properties fo:language="en" fo:country="US" officeooo:rsid="00115281" officeooo:paragraph-rsid="00132116"/>
    </style:style>
    <style:style style:name="P3" style:family="paragraph" style:parent-style-name="Standard">
      <style:text-properties fo:language="en" fo:country="US" style:text-underline-style="none" officeooo:rsid="00115281" officeooo:paragraph-rsid="00132116"/>
    </style:style>
    <style:style style:name="P4" style:family="paragraph" style:parent-style-name="Standard">
      <style:paragraph-properties style:writing-mode="lr-tb"/>
      <style:text-properties fo:language="en" fo:country="US" style:text-underline-style="none" officeooo:rsid="00132116" officeooo:paragraph-rsid="00132116"/>
    </style:style>
    <style:style style:name="P5" style:family="paragraph" style:parent-style-name="Standard">
      <style:text-properties style:text-position="0% 100%" fo:language="en" fo:country="US" officeooo:rsid="00115281" officeooo:paragraph-rsid="00115281"/>
    </style:style>
    <style:style style:name="P6" style:family="paragraph" style:parent-style-name="Standard">
      <style:text-properties style:text-position="0% 100%" fo:language="en" fo:country="US" style:text-underline-style="none" officeooo:rsid="00132116" officeooo:paragraph-rsid="00132116"/>
    </style:style>
    <style:style style:name="P7" style:family="paragraph" style:parent-style-name="Standard">
      <style:text-properties style:text-position="0% 100%" fo:language="ru" fo:country="RU" officeooo:rsid="00115281" officeooo:paragraph-rsid="00132116"/>
    </style:style>
    <style:style style:name="P8" style:family="paragraph" style:parent-style-name="Standard">
      <style:text-properties style:text-position="0% 100%" fo:language="ru" fo:country="RU" style:text-underline-style="none" officeooo:rsid="00132116" officeooo:paragraph-rsid="00132116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ru" fo:country="RU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fo:language="ru" fo:country="RU"/>
    </style:style>
    <style:style style:name="T6" style:family="text">
      <style:text-properties style:text-position="0% 100%" fo:language="ru" fo:country="RU" style:text-underline-style="solid" style:text-underline-width="auto" style:text-underline-color="font-color"/>
    </style:style>
    <style:style style:name="T7" style:family="text">
      <style:text-properties style:text-position="0% 100%" fo:language="ru" fo:country="RU" style:text-underline-style="none"/>
    </style:style>
    <style:style style:name="T8" style:family="text">
      <style:text-properties style:text-position="0% 100%" fo:language="ru" fo:country="RU" officeooo:rsid="00132116"/>
    </style:style>
    <style:style style:name="T9" style:family="text">
      <style:text-properties style:text-position="0% 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 = 25<text:span text:style-name="T1">10 </text:span><text:span text:style-name="T3">= 11001</text:span><text:span text:style-name="T1">2<text:tab/></text:span></text:p>
      <text:p text:style-name="P1">y = 77<text:span text:style-name="T1">10 </text:span><text:span text:style-name="T3"><text:s text:c="2"/>= <text:s/>1001101</text:span><text:span text:style-name="T1">2</text:span></text:p>
      <text:p text:style-name="P5"/>
      <text:p text:style-name="P5"><text:s text:c="16"/>11001 <text:tab/><text:tab/> <text:s text:c="11"/>1001101<text:tab/><text:tab/><text:tab/> 1001101</text:p>
      <text:p text:style-name="P1"><text:span text:style-name="T3">+ <text:s text:c="2"/><text:tab/></text:span><text:span text:style-name="T4">1001101</text:span><text:span text:style-name="T9"><text:tab/><text:tab/> <text:s/>--- <text:s text:c="6"/></text:span><text:span text:style-name="T4"><text:s text:c="3"/>11001</text:span><text:span text:style-name="T9"><text:tab/><text:tab/></text:span><text:span text:style-name="T7"> <text:s text:c="8"/>Х <text:s text:c="2"/></text:span><text:span text:style-name="T6"><text:s text:c="2"/></text:span><text:span text:style-name="T4">11001</text:span></text:p>
      <text:p text:style-name="P1"><text:span text:style-name="T3"><text:tab/>1100110<text:tab/><text:tab/><text:tab/></text:span><text:span text:style-name="T5"> <text:s text:c="2"/>110100<text:tab/><text:tab/><text:tab/> </text:span><text:span text:style-name="T3">1001101</text:span></text:p>
      <text:p text:style-name="P7"><text:tab/><text:tab/><text:tab/><text:tab/><text:tab/><text:tab/><text:tab/><text:tab/> <text:s text:c="10"/>0000000</text:p>
      <text:p text:style-name="P7"><text:tab/><text:tab/><text:tab/><text:tab/><text:tab/><text:tab/><text:tab/><text:tab/> <text:s text:c="8"/>0000000<text:tab/></text:p>
      <text:p text:style-name="P2"><text:span text:style-name="T5"><text:tab/><text:tab/><text:tab/><text:tab/><text:tab/><text:tab/><text:tab/><text:tab/> <text:s text:c="6"/></text:span><text:span text:style-name="T3">1001101</text:span></text:p>
      <text:p text:style-name="P2"><text:span text:style-name="T3"><text:tab/><text:tab/><text:tab/><text:tab/><text:tab/><text:tab/><text:tab/><text:tab/> <text:s text:c="4"/></text:span><text:span text:style-name="T4">1001101</text:span></text:p>
      <text:p text:style-name="P3"><text:span text:style-name="T3"><text:tab/><text:tab/><text:tab/><text:tab/><text:tab/><text:tab/><text:tab/><text:tab/> <text:s text:c="4"/></text:span><text:span text:style-name="T8">11110000101</text:span></text:p>
      <text:p text:style-name="P8"/>
      <text:p text:style-name="P6"/>
      <text:p text:style-name="P6"/>
      <text:p text:style-name="P4"><text:span text:style-name="T3">k = 155</text:span><text:span text:style-name="T1">10</text:span><text:span text:style-name="T3"> = 9B</text:span><text:span text:style-name="T2">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4:02:39.148000000</meta:creation-date>
    <dc:date>2024-10-26T14:20:37.605000000</dc:date>
    <meta:editing-duration>PT7M47S</meta:editing-duration>
    <meta:editing-cycles>1</meta:editing-cycles>
    <meta:generator>Trio_Office/6.2.8.2$Windows_x86 LibreOffice_project/</meta:generator>
    <meta:document-statistic meta:table-count="0" meta:image-count="0" meta:object-count="0" meta:page-count="1" meta:paragraph-count="11" meta:word-count="32" meta:character-count="314" meta:non-whitespace-character-count="140"/>
  </office:meta>
</office:document-meta>
</file>